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E400000044E6D0EAF1.jpg" manifest:media-type="image/jpeg"/>
  <manifest:file-entry manifest:full-path="Pictures/10000000000006A2000003E37930AF98.jpg" manifest:media-type="image/jpeg"/>
  <manifest:file-entry manifest:full-path="Pictures/100000000000005E0000005E8FB2B48D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7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 text:style-name="P1">Music + logo</text:p>
          </draw:text-box>
        </draw:frame>
        <draw:frame draw:style-name="gr1" draw:text-style-name="P2" draw:layer="layout" svg:width="17.2cm" svg:height="4cm" svg:x="6.2cm" svg:y="16.6cm">
          <draw:image xlink:href="Pictures/10000000000000E400000044E6D0EA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Pebbles" xlink:href="Pictures/100000000000005E0000005E8FB2B48D.png" xlink:type="simple" xlink:show="embed" xlink:actuate="onLoad"/>
    <draw:fill-image draw:name="background" xlink:href="Pictures/10000000000006A2000003E37930AF9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5:43:41.094529193</meta:creation-date>
    <dc:date>2014-12-05T16:12:34.172097346</dc:date>
    <meta:editing-duration>PT21M54S</meta:editing-duration>
    <meta:editing-cycles>7</meta:editing-cycles>
    <meta:generator>LibreOffice/4.2.7.2$Linux_x86 LibreOffice_project/420m0$Build-2</meta:generator>
    <meta:document-statistic meta:object-count="29"/>
  </office:meta>
</office:document-meta>
</file>